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89191"/>
          <table:table-cell office:value-type="float" office:value="0.021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14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8191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97256"/>
          <table:table-cell office:value-type="float" office:value="0.022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1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5256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25311"/>
          <table:table-cell office:value-type="float" office:value="0.026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99311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23814"/>
          <table:table-cell office:value-type="float" office:value="0.025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8814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36465"/>
          <table:table-cell office:value-type="float" office:value="0.078"/>
          <table:table-cell office:value-type="float" office:value="0.06"/>
          <table:table-cell office:value-type="float" office:value="4119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84650000000001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07439"/>
          <table:table-cell office:value-type="float" office:value="0.3"/>
          <table:table-cell office:value-type="float" office:value="0.27"/>
          <table:table-cell office:value-type="float" office:value="17685.0"/>
          <table:table-cell office:value-type="float" office:value="0.0"/>
          <table:table-cell office:value-type="float" office:value="23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43899999999999"/>
          <table:table-cell office:value-type="float" office:value="0.8749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79505"/>
          <table:table-cell office:value-type="float" office:value="0.039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0505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903843"/>
          <table:table-cell office:value-type="float" office:value="0.209"/>
          <table:table-cell office:value-type="float" office:value="0.19"/>
          <table:table-cell office:value-type="float" office:value="13246.0"/>
          <table:table-cell office:value-type="float" office:value="0.0"/>
          <table:table-cell office:value-type="float" office:value="235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94843"/>
          <table:table-cell office:value-type="float" office:value="0.86512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1.10605"/>
          <table:table-cell office:value-type="float" office:value="0.352"/>
          <table:table-cell office:value-type="float" office:value="0.33"/>
          <table:table-cell office:value-type="float" office:value="20032.0"/>
          <table:table-cell office:value-type="float" office:value="0.0"/>
          <table:table-cell office:value-type="float" office:value="2371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405"/>
          <table:table-cell office:value-type="float" office:value="0.87739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.08352"/>
          <table:table-cell office:value-type="float" office:value="0.361"/>
          <table:table-cell office:value-type="float" office:value="0.33"/>
          <table:table-cell office:value-type="float" office:value="20035.0"/>
          <table:table-cell office:value-type="float" office:value="0.0"/>
          <table:table-cell office:value-type="float" office:value="2373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252"/>
          <table:table-cell office:value-type="float" office:value="0.8866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80174"/>
          <table:table-cell office:value-type="float" office:value="0.078"/>
          <table:table-cell office:value-type="float" office:value="0.06"/>
          <table:table-cell office:value-type="float" office:value="41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2174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1.11744"/>
          <table:table-cell office:value-type="float" office:value="0.384"/>
          <table:table-cell office:value-type="float" office:value="0.36"/>
          <table:table-cell office:value-type="float" office:value="20037.0"/>
          <table:table-cell office:value-type="float" office:value="0.0"/>
          <table:table-cell office:value-type="float" office:value="2368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3344"/>
          <table:table-cell office:value-type="float" office:value="0.85858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.01712"/>
          <table:table-cell office:value-type="float" office:value="0.305"/>
          <table:table-cell office:value-type="float" office:value="0.28"/>
          <table:table-cell office:value-type="float" office:value="20036.0"/>
          <table:table-cell office:value-type="float" office:value="0.0"/>
          <table:table-cell office:value-type="float" office:value="2366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21200000000001"/>
          <table:table-cell office:value-type="float" office:value="0.88518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.07714"/>
          <table:table-cell office:value-type="float" office:value="0.391"/>
          <table:table-cell office:value-type="float" office:value="0.37"/>
          <table:table-cell office:value-type="float" office:value="20034.0"/>
          <table:table-cell office:value-type="float" office:value="0.0"/>
          <table:table-cell office:value-type="float" office:value="2376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614"/>
          <table:table-cell office:value-type="float" office:value="0.88752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.2763"/>
          <table:table-cell office:value-type="float" office:value="0.53"/>
          <table:table-cell office:value-type="float" office:value="0.5"/>
          <table:table-cell office:value-type="float" office:value="20053.0"/>
          <table:table-cell office:value-type="float" office:value="0.0"/>
          <table:table-cell office:value-type="float" office:value="2376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463"/>
          <table:table-cell office:value-type="float" office:value="0.88864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954656"/>
          <table:table-cell office:value-type="float" office:value="0.176"/>
          <table:table-cell office:value-type="float" office:value="0.15"/>
          <table:table-cell office:value-type="float" office:value="10538.0"/>
          <table:table-cell office:value-type="float" office:value="0.0"/>
          <table:table-cell office:value-type="float" office:value="235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8656"/>
          <table:table-cell office:value-type="float" office:value="0.76528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.07789"/>
          <table:table-cell office:value-type="float" office:value="0.364"/>
          <table:table-cell office:value-type="float" office:value="0.34"/>
          <table:table-cell office:value-type="float" office:value="20028.0"/>
          <table:table-cell office:value-type="float" office:value="0.0"/>
          <table:table-cell office:value-type="float" office:value="2373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389"/>
          <table:table-cell office:value-type="float" office:value="0.85681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.12441"/>
          <table:table-cell office:value-type="float" office:value="0.372"/>
          <table:table-cell office:value-type="float" office:value="0.35"/>
          <table:table-cell office:value-type="float" office:value="20036.0"/>
          <table:table-cell office:value-type="float" office:value="0.0"/>
          <table:table-cell office:value-type="float" office:value="2371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24099999999999"/>
          <table:table-cell office:value-type="float" office:value="0.88538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.31978"/>
          <table:table-cell office:value-type="float" office:value="0.519"/>
          <table:table-cell office:value-type="float" office:value="0.49"/>
          <table:table-cell office:value-type="float" office:value="20049.0"/>
          <table:table-cell office:value-type="float" office:value="0.0"/>
          <table:table-cell office:value-type="float" office:value="2375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07799999999999"/>
          <table:table-cell office:value-type="float" office:value="0.88846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.108"/>
          <table:table-cell office:value-type="float" office:value="0.393"/>
          <table:table-cell office:value-type="float" office:value="0.37"/>
          <table:table-cell office:value-type="float" office:value="20047.0"/>
          <table:table-cell office:value-type="float" office:value="0.0"/>
          <table:table-cell office:value-type="float" office:value="23697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50000000000001"/>
          <table:table-cell office:value-type="float" office:value="0.8963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.19786"/>
          <table:table-cell office:value-type="float" office:value="0.47"/>
          <table:table-cell office:value-type="float" office:value="0.44"/>
          <table:table-cell office:value-type="float" office:value="20051.0"/>
          <table:table-cell office:value-type="float" office:value="0.0"/>
          <table:table-cell office:value-type="float" office:value="23742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2786"/>
          <table:table-cell office:value-type="float" office:value="0.89635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964079"/>
          <table:table-cell office:value-type="float" office:value="0.179"/>
          <table:table-cell office:value-type="float" office:value="0.16"/>
          <table:table-cell office:value-type="float" office:value="11184.0"/>
          <table:table-cell office:value-type="float" office:value="0.0"/>
          <table:table-cell office:value-type="float" office:value="235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50790000000001"/>
          <table:table-cell office:value-type="float" office:value="0.73313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.1106"/>
          <table:table-cell office:value-type="float" office:value="0.36"/>
          <table:table-cell office:value-type="float" office:value="0.33"/>
          <table:table-cell office:value-type="float" office:value="20036.0"/>
          <table:table-cell office:value-type="float" office:value="0.0"/>
          <table:table-cell office:value-type="float" office:value="2372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506"/>
          <table:table-cell office:value-type="float" office:value="0.85875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.17962"/>
          <table:table-cell office:value-type="float" office:value="0.417"/>
          <table:table-cell office:value-type="float" office:value="0.39"/>
          <table:table-cell office:value-type="float" office:value="20036.0"/>
          <table:table-cell office:value-type="float" office:value="0.0"/>
          <table:table-cell office:value-type="float" office:value="2383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626199999999999"/>
          <table:table-cell office:value-type="float" office:value="0.88562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.22897"/>
          <table:table-cell office:value-type="float" office:value="0.426"/>
          <table:table-cell office:value-type="float" office:value="0.4"/>
          <table:table-cell office:value-type="float" office:value="20050.0"/>
          <table:table-cell office:value-type="float" office:value="0.0"/>
          <table:table-cell office:value-type="float" office:value="2385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297"/>
          <table:table-cell office:value-type="float" office:value="0.89562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.23019"/>
          <table:table-cell office:value-type="float" office:value="0.434"/>
          <table:table-cell office:value-type="float" office:value="0.4"/>
          <table:table-cell office:value-type="float" office:value="20054.0"/>
          <table:table-cell office:value-type="float" office:value="0.0"/>
          <table:table-cell office:value-type="float" office:value="2371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619"/>
          <table:table-cell office:value-type="float" office:value="0.89634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.16841"/>
          <table:table-cell office:value-type="float" office:value="0.482"/>
          <table:table-cell office:value-type="float" office:value="0.45"/>
          <table:table-cell office:value-type="float" office:value="20065.0"/>
          <table:table-cell office:value-type="float" office:value="0.0"/>
          <table:table-cell office:value-type="float" office:value="2375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8641"/>
          <table:table-cell office:value-type="float" office:value="0.89644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.38263"/>
          <table:table-cell office:value-type="float" office:value="0.589"/>
          <table:table-cell office:value-type="float" office:value="0.55"/>
          <table:table-cell office:value-type="float" office:value="20074.0"/>
          <table:table-cell office:value-type="float" office:value="0.0"/>
          <table:table-cell office:value-type="float" office:value="2379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36300000000001"/>
          <table:table-cell office:value-type="float" office:value="0.89657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985679"/>
          <table:table-cell office:value-type="float" office:value="0.21"/>
          <table:table-cell office:value-type="float" office:value="0.19"/>
          <table:table-cell office:value-type="float" office:value="12589.0"/>
          <table:table-cell office:value-type="float" office:value="0.0"/>
          <table:table-cell office:value-type="float" office:value="235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5679"/>
          <table:table-cell office:value-type="float" office:value="0.70342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.21814"/>
          <table:table-cell office:value-type="float" office:value="0.417"/>
          <table:table-cell office:value-type="float" office:value="0.39"/>
          <table:table-cell office:value-type="float" office:value="20040.0"/>
          <table:table-cell office:value-type="float" office:value="0.0"/>
          <table:table-cell office:value-type="float" office:value="2372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0114"/>
          <table:table-cell office:value-type="float" office:value="0.85403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.39458"/>
          <table:table-cell office:value-type="float" office:value="0.573"/>
          <table:table-cell office:value-type="float" office:value="0.55"/>
          <table:table-cell office:value-type="float" office:value="20047.0"/>
          <table:table-cell office:value-type="float" office:value="0.0"/>
          <table:table-cell office:value-type="float" office:value="23763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82158"/>
          <table:table-cell office:value-type="float" office:value="0.88587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.19211"/>
          <table:table-cell office:value-type="float" office:value="0.404"/>
          <table:table-cell office:value-type="float" office:value="0.37"/>
          <table:table-cell office:value-type="float" office:value="20048.0"/>
          <table:table-cell office:value-type="float" office:value="0.0"/>
          <table:table-cell office:value-type="float" office:value="2373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8811"/>
          <table:table-cell office:value-type="float" office:value="0.89632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.16402"/>
          <table:table-cell office:value-type="float" office:value="0.473"/>
          <table:table-cell office:value-type="float" office:value="0.44"/>
          <table:table-cell office:value-type="float" office:value="20059.0"/>
          <table:table-cell office:value-type="float" office:value="0.0"/>
          <table:table-cell office:value-type="float" office:value="2373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6910200000000001"/>
          <table:table-cell office:value-type="float" office:value="0.89641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.27892"/>
          <table:table-cell office:value-type="float" office:value="0.565"/>
          <table:table-cell office:value-type="float" office:value="0.53"/>
          <table:table-cell office:value-type="float" office:value="20077.0"/>
          <table:table-cell office:value-type="float" office:value="0.0"/>
          <table:table-cell office:value-type="float" office:value="2377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139200000000001"/>
          <table:table-cell office:value-type="float" office:value="0.89655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.46186"/>
          <table:table-cell office:value-type="float" office:value="0.671"/>
          <table:table-cell office:value-type="float" office:value="0.63"/>
          <table:table-cell office:value-type="float" office:value="20084.0"/>
          <table:table-cell office:value-type="float" office:value="0.0"/>
          <table:table-cell office:value-type="float" office:value="2382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908599999999999"/>
          <table:table-cell office:value-type="float" office:value="0.89672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.49876"/>
          <table:table-cell office:value-type="float" office:value="0.726"/>
          <table:table-cell office:value-type="float" office:value="0.68"/>
          <table:table-cell office:value-type="float" office:value="20099.0"/>
          <table:table-cell office:value-type="float" office:value="0.0"/>
          <table:table-cell office:value-type="float" office:value="2383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0.7727600000000001"/>
          <table:table-cell office:value-type="float" office:value="0.89689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